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D0000025B6904FA9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628cm" svg:x="1.001cm" svg:y="1cm">
          <draw:image xlink:href="Pictures/10000001000002DD0000025B6904FA9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hew Drew</meta:initial-creator>
    <meta:creation-date>2025-05-30T17:08:15.342756626</meta:creation-date>
    <dc:date>2025-05-30T17:41:00.812142802</dc:date>
    <dc:creator>Matthew Drew</dc:creator>
    <meta:editing-duration>PT14M29S</meta:editing-duration>
    <meta:editing-cycles>2</meta:editing-cycles>
    <meta:generator>LibreOffice/24.8.6.2$Linux_X86_64 LibreOffice_project/480$Build-2</meta:generator>
    <meta:print-date>2025-05-30T17:24:21.951677104</meta:print-date>
    <meta:printed-by>PDF files: Matthew Drew</meta:printed-by>
    <meta:document-statistic meta:object-count="1"/>
  </office:meta>
</office:document-meta>
</file>